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;</text:p>
      <text:p text:style-name="Standard">using System.Collections.Generic;</text:p>
      <text:p text:style-name="Standard">using System.ComponentModel;</text:p>
      <text:p text:style-name="Standard">using System.Data;</text:p>
      <text:p text:style-name="Standard">using System.Drawing;</text:p>
      <text:p text:style-name="Standard">using System.Linq;</text:p>
      <text:p text:style-name="Standard">using System.Text;</text:p>
      <text:p text:style-name="Standard">using System.Threading.Tasks;</text:p>
      <text:p text:style-name="Standard">using System.Windows.Forms;</text:p>
      <text:p text:style-name="Standard">using System.Data.SqlClient;</text:p>
      <text:p text:style-name="Standard">using System.Reflection.Emit;</text:p>
      <text:p text:style-name="Standard">using System.Reflection;</text:p>
      <text:p text:style-name="Standard"/>
      <text:p text:style-name="Standard">namespace Insert_Update_Find_1</text:p>
      <text:p text:style-name="Standard">{</text:p>
      <text:p text:style-name="Standard"><text:s text:c="4"/>public partial class Form1 : Form</text:p>
      <text:p text:style-name="Standard"><text:s text:c="4"/>{</text:p>
      <text:p text:style-name="Standard"><text:s text:c="8"/>public Form1()</text:p>
      <text:p text:style-name="Standard"><text:s text:c="8"/>{</text:p>
      <text:p text:style-name="Standard"><text:s text:c="12"/>InitializeComponent();</text:p>
      <text:p text:style-name="Standard"><text:s text:c="8"/>}</text:p>
      <text:p text:style-name="Standard"/>
      <text:p text:style-name="Standard"/>
      <text:p text:style-name="Standard"><text:s text:c="8"/>private void button1_Click(object sender, EventArgs e)</text:p>
      <text:p text:style-name="Standard"><text:s text:c="8"/>{</text:p>
      <text:p text:style-name="Standard"><text:s text:c="12"/>/*//ვამყარებთ DATABSE-სთან კავშირს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/>
      <text:p text:style-name="Standard"><text:s text:c="12"/>//ვქმნით ადაპტერს და ბილდს</text:p>
      <text:p text:style-name="Standard"><text:s text:c="12"/>SqlDataAdapter adap_Personali = new SqlDataAdapter("SELECT * FROM Personali", conn_Shekveta_1);</text:p>
      <text:p text:style-name="Standard"><text:s text:c="12"/>SqlCommandBuilder build_1 = new SqlCommandBuilder(adap_Personali);</text:p>
      <text:p text:style-name="Standard"><text:s text:c="12"/></text:p>
      <text:p text:style-name="Standard"><text:s text:c="12"/>DataSet ds_1 = new DataSet();</text:p>
      <text:p text:style-name="Standard"><text:s text:c="12"/>adap_Personali.Fill(ds_1, "Personali");</text:p>
      <text:p text:style-name="Standard"><text:s text:c="12"/>label1.Text = "საწყისი რაოდენობა " + ds_1.Tables["Personali"].Rows.Count.ToString();</text:p>
      <text:p text:style-name="Standard"><text:s text:c="12"/>//</text:p>
      <text:p text:style-name="Standard"><text:s text:c="12"/>DataRow myRow = ds_1.Tables["Personali"].NewRow();</text:p>
      <text:p text:style-name="Standard"><text:s text:c="12"/>myRow["gvari"] = textBox1.Text;</text:p>
      <text:p text:style-name="Standard"><text:s text:c="12"/>myRow["staji"] = textBox2.Text;</text:p>
      <text:p text:style-name="Standard"><text:s text:c="12"/>myRow["xelfasi"] = textBox3.Text;</text:p>
      <text:p text:style-name="Standard"><text:s text:c="12"/>myRow["tarigi_dabadebis"] = dateTimePicker1.Value.ToString();</text:p>
      <text:p text:style-name="Standard"><text:s text:c="12"/>ds_1.Tables["Personali"].Rows.Add(myRow);</text:p>
      <text:p text:style-name="Standard"><text:s text:c="12"/>//</text:p>
      <text:p text:style-name="Standard"><text:s text:c="12"/>label2.Text = "რაოდენობა ინსერტ ფუნქციის შემდე " + ds_1.Tables["Personali"].Rows.Count.ToString();</text:p>
      <text:p text:style-name="Standard"><text:s text:c="12"/>adap_Personali.Update(ds_1, "Personali");</text:p>
      <text:p text:style-name="Standard"><text:soft-page-break/><text:s text:c="12"/>dataGridView1.DataSource = ds_1;</text:p>
      <text:p text:style-name="Standard"><text:s text:c="12"/>dataGridView1.DataMember = "Personali";</text:p>
      <text:p text:style-name="Standard"><text:s text:c="12"/>//</text:p>
      <text:p text:style-name="Standard"><text:s text:c="12"/>conn_Shekveta_1.Close();*/</text:p>
      <text:p text:style-name="Standard"/>
      <text:p text:style-name="Standard"><text:s text:c="12"/>//2. Personali ცხრილში სტრიქონი ჩაუმატეთ. staji და asaki სვეტების ახალი მნიშვნელობებია 7 და 30. ახალი მნიშვნელობები TextBox ელემენტებიდან შეიტანეთ.</text:p>
      <text:p text:style-name="Standard"><text:s text:c="12"/>/*SqlConnection conn_Shekveta_1 = new SqlConnection("server=DESKTOP-F4H9CDG;database=Shekveta;Integrated Security=true");</text:p>
      <text:p text:style-name="Standard"><text:s text:c="13"/>conn_Shekveta_1.Open();</text:p>
      <text:p text:style-name="Standard"/>
      <text:p text:style-name="Standard"><text:s text:c="13"/></text:p>
      <text:p text:style-name="Standard"><text:s text:c="13"/>SqlDataAdapter adap_Personali = new SqlDataAdapter("SELECT * FROM Personali", conn_Shekveta_1);</text:p>
      <text:p text:style-name="Standard"><text:s text:c="13"/>SqlCommandBuilder build_1 = new SqlCommandBuilder(adap_Personali);</text:p>
      <text:p text:style-name="Standard"/>
      <text:p text:style-name="Standard"><text:s text:c="13"/>DataSet ds_1 = new DataSet();</text:p>
      <text:p text:style-name="Standard"><text:s text:c="13"/>adap_Personali.Fill(ds_1, "Personali");</text:p>
      <text:p text:style-name="Standard"><text:s text:c="13"/>label1.Text = "საწყისი რაოდენობა " + ds_1.Tables["Personali"].Rows.Count.ToString();</text:p>
      <text:p text:style-name="Standard"><text:s text:c="13"/></text:p>
      <text:p text:style-name="Standard"><text:s text:c="13"/>DataRow myRow = ds_1.Tables["Personali"].NewRow();</text:p>
      <text:p text:style-name="Standard"><text:s text:c="13"/>myRow["gvari"] = textBox1.Text;</text:p>
      <text:p text:style-name="Standard"><text:s text:c="13"/>myRow["staji"] = textBox2.Text;</text:p>
      <text:p text:style-name="Standard"><text:s text:c="13"/>myRow["asaki"] = textBox3.Text;</text:p>
      <text:p text:style-name="Standard"><text:s text:c="13"/>myRow["tarigi_dabadebis"] = dateTimePicker1.Value.ToString();</text:p>
      <text:p text:style-name="Standard"><text:s text:c="13"/>ds_1.Tables["Personali"].Rows.Add(myRow);</text:p>
      <text:p text:style-name="Standard"><text:s text:c="13"/></text:p>
      <text:p text:style-name="Standard"><text:s text:c="13"/>label2.Text = "რაოდენობა ინსერტ ფუნქციის შემდე " + ds_1.Tables["Personali"].Rows.Count.ToString();</text:p>
      <text:p text:style-name="Standard"><text:s text:c="13"/>adap_Personali.Update(ds_1, "Personali");</text:p>
      <text:p text:style-name="Standard"><text:s text:c="13"/>dataGridView1.DataSource = ds_1;</text:p>
      <text:p text:style-name="Standard"><text:s text:c="13"/>dataGridView1.DataMember = "Personali";</text:p>
      <text:p text:style-name="Standard"><text:s text:c="13"/></text:p>
      <text:p text:style-name="Standard"><text:s text:c="13"/>conn_Shekveta_1.Close();*/</text:p>
      <text:p text:style-name="Standard"/>
      <text:p text:style-name="Standard"><text:s text:c="12"/></text:p>
      <text:p text:style-name="Standard"><text:s text:c="12"/>//4. Shemkveti ცხრილში სტრიქონი ჩაუმატეთ. qalaqi და regioni სვეტების ახალი მნიშვნელობებია ‘ქობულეთი’ და ‘აჭარა’. ახალი მნიშვნელობები TextBox ელემენტებიდან შეიტანეთ.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/>
      <text:p text:style-name="Standard"><text:s text:c="12"/>SqlDataAdapter adap_Personali = new SqlDataAdapter("SELECT * FROM Shemkveti", conn_Shekveta_1);</text:p>
      <text:p text:style-name="Standard"><text:s text:c="12"/>SqlCommandBuilder build_1 = new SqlCommandBuilder(adap_Personali);</text:p>
      <text:p text:style-name="Standard"/>
      <text:p text:style-name="Standard"><text:s text:c="12"/>DataSet ds_1 = new DataSet();</text:p>
      <text:p text:style-name="Standard"><text:soft-page-break/><text:s text:c="12"/>adap_Personali.Fill(ds_1, "Shemkveti");</text:p>
      <text:p text:style-name="Standard"><text:s text:c="12"/>//label1.Text = "ქალაქი ჩასწორებამდე " + ds_1.Tables["Shemkveti"].Rows.ToString();</text:p>
      <text:p text:style-name="Standard"/>
      <text:p text:style-name="Standard"><text:s text:c="12"/>DataRow myRow = ds_1.Tables["Shemkveti"].NewRow();</text:p>
      <text:p text:style-name="Standard"><text:s text:c="12"/>myRow["qalaqi"] = textBox1.Text;</text:p>
      <text:p text:style-name="Standard"><text:s text:c="12"/>myRow["regioni"] = textBox2.Text;</text:p>
      <text:p text:style-name="Standard"><text:s text:c="6"/></text:p>
      <text:p text:style-name="Standard"><text:s text:c="12"/>ds_1.Tables["Shemkveti"].Rows.Add(myRow);</text:p>
      <text:p text:style-name="Standard"/>
      <text:p text:style-name="Standard"><text:s text:c="12"/>//abel2.Text = "რაოდენობა ინსერტ ფუნქციის შემდე " + ds_1.Tables["Shemkveti"].Rows.Count.ToString();</text:p>
      <text:p text:style-name="Standard"><text:s text:c="12"/>adap_Personali.Update(ds_1, "Shemkveti");</text:p>
      <text:p text:style-name="Standard"><text:s text:c="12"/>dataGridView1.DataSource = ds_1;</text:p>
      <text:p text:style-name="Standard"><text:s text:c="12"/>dataGridView1.DataMember = "Shemkveti";</text:p>
      <text:p text:style-name="Standard"/>
      <text:p text:style-name="Standard"><text:s text:c="12"/>conn_Shekveta_1.Close();</text:p>
      <text:p text:style-name="Standard"><text:s text:c="8"/>}</text:p>
      <text:p text:style-name="Standard"/>
      <text:p text:style-name="Standard"><text:s text:c="8"/>private void button2_Click(object sender, EventArgs e)</text:p>
      <text:p text:style-name="Standard"><text:s text:c="8"/>{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SqlDataAdapter adap_Personali = new SqlDataAdapter("SELECT * FROM Personali", conn_Shekveta_1);</text:p>
      <text:p text:style-name="Standard"><text:s text:c="12"/>DataSet ds_1 = new DataSet();</text:p>
      <text:p text:style-name="Standard"><text:s text:c="12"/>adap_Personali.Fill(ds_1, "Personali");</text:p>
      <text:p text:style-name="Standard"><text:s text:c="12"/>dataGridView1.DataSource = ds_1;</text:p>
      <text:p text:style-name="Standard"><text:s text:c="12"/>dataGridView1.DataMember = "Personali";</text:p>
      <text:p text:style-name="Standard"><text:s text:c="12"/>//</text:p>
      <text:p text:style-name="Standard"><text:s text:c="12"/>conn_Shekveta_1.Close();</text:p>
      <text:p text:style-name="Standard"><text:s text:c="8"/>}</text:p>
      <text:p text:style-name="Standard"/>
      <text:p text:style-name="Standard"/>
      <text:p text:style-name="Standard"><text:s text:c="8"/>private void button3_Click(object sender, EventArgs e)</text:p>
      <text:p text:style-name="Standard"><text:s text:c="8"/>{</text:p>
      <text:p text:style-name="Standard"><text:s text:c="12"/>//1. Personali ცხრილის მე-6 სტრიქონში staji სვეტის მნიშვნელობა შეცვალეთ. ახალი მნიშვნელობა TextBox ელემენტიდან შეიტანეთ. ახალი მნიშვნელობაა 14.</text:p>
      <text:p text:style-name="Standard"><text:s text:c="12"/>/* SqlConnection conn_Shekveta_1 = new SqlConnection("server=DESKTOP-F4H9CDG;database=Shekveta;Integrated Security=true");</text:p>
      <text:p text:style-name="Standard"><text:s text:c="13"/>conn_Shekveta_1.Open();</text:p>
      <text:p text:style-name="Standard"><text:s text:c="13"/>SqlDataAdapter adap_Personali = new SqlDataAdapter("SELECT * FROM Personali", conn_Shekveta_1);</text:p>
      <text:p text:style-name="Standard"><text:s text:c="13"/>SqlCommandBuilder build_1 = new SqlCommandBuilder(adap_Personali);</text:p>
      <text:p text:style-name="Standard"><text:s text:c="13"/>DataSet ds_1 = new DataSet();</text:p>
      <text:p text:style-name="Standard"><text:s text:c="13"/>adap_Personali.Fill(ds_1, "Personali");</text:p>
      <text:p text:style-name="Standard"><text:s text:c="13"/>//</text:p>
      <text:p text:style-name="Standard"><text:s text:c="13"/>label1.Text = ds_1.Tables["Personali"].Rows[5]["staji"].ToString() + "\n";</text:p>
      <text:p text:style-name="Standard"><text:s text:c="13"/>ds_1.Tables["Personali"].Rows[5]["staji"] = double.Parse(textBox1.Text);</text:p>
      <text:p text:style-name="Standard"><text:soft-page-break/><text:s text:c="13"/>label1.Text += ds_1.Tables["Personali"].Rows[5]["staji"].ToString();</text:p>
      <text:p text:style-name="Standard"><text:s text:c="13"/>//</text:p>
      <text:p text:style-name="Standard"><text:s text:c="13"/>adap_Personali.Update(ds_1, "Personali");</text:p>
      <text:p text:style-name="Standard"><text:s text:c="13"/>dataGridView1.DataSource = ds_1;</text:p>
      <text:p text:style-name="Standard"><text:s text:c="13"/>dataGridView1.DataMember = "Personali";</text:p>
      <text:p text:style-name="Standard"><text:s text:c="13"/>//</text:p>
      <text:p text:style-name="Standard"><text:s text:c="13"/>conn_Shekveta_1.Close();*/</text:p>
      <text:p text:style-name="Standard"/>
      <text:p text:style-name="Standard"><text:s text:c="12"/>//3. Shemkveti ცხრილის მე-7 სტრიქონში qalaqi სვეტის მნიშვნელობა შეცვალეთ. ახალი მნიშვნელობა TextBox ელემენტიდან შეიტანეთ. ახალი მნიშვნელობაა ‘ონი’.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SqlDataAdapter adap_Personali = new SqlDataAdapter("SELECT * FROM Shemkveti", conn_Shekveta_1);</text:p>
      <text:p text:style-name="Standard"><text:s text:c="12"/>SqlCommandBuilder build_1 = new SqlCommandBuilder(adap_Personali);</text:p>
      <text:p text:style-name="Standard"><text:s text:c="12"/>DataSet ds_1 = new DataSet();</text:p>
      <text:p text:style-name="Standard"><text:s text:c="12"/>adap_Personali.Fill(ds_1, "Shemkveti");</text:p>
      <text:p text:style-name="Standard"><text:s text:c="12"/>//</text:p>
      <text:p text:style-name="Standard"><text:s text:c="12"/>label1.Text = ds_1.Tables["Shemkveti"].Rows[6]["qalaqi"].ToString() + "\n";</text:p>
      <text:p text:style-name="Standard"><text:s text:c="12"/>ds_1.Tables["Shemkveti"].Rows[6]["qalaqi"] = textBox1.Text;</text:p>
      <text:p text:style-name="Standard"><text:s text:c="12"/>label1.Text += ds_1.Tables["Shemkveti"].Rows[6]["qalaqi"].ToString();</text:p>
      <text:p text:style-name="Standard"><text:s text:c="12"/>//</text:p>
      <text:p text:style-name="Standard"><text:s text:c="12"/>adap_Personali.Update(ds_1, "Shemkveti");</text:p>
      <text:p text:style-name="Standard"><text:s text:c="12"/>dataGridView1.DataSource = ds_1;</text:p>
      <text:p text:style-name="Standard"><text:s text:c="12"/>dataGridView1.DataMember = "Shemkveti";</text:p>
      <text:p text:style-name="Standard"><text:s text:c="12"/>//</text:p>
      <text:p text:style-name="Standard"><text:s text:c="12"/>conn_Shekveta_1.Close();</text:p>
      <text:p text:style-name="Standard"><text:s text:c="8"/>}</text:p>
      <text:p text:style-name="Standard"/>
      <text:p text:style-name="Standard"><text:s text:c="8"/>private void button4_Click(object sender, EventArgs e)</text:p>
      <text:p text:style-name="Standard"><text:s text:c="8"/>{</text:p>
      <text:p text:style-name="Standard"><text:s text:c="12"/>int find_key = int.Parse(textBox1.Text);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SqlDataAdapter adap_Personali = new SqlDataAdapter("SELECT * FROM Personali", conn_Shekveta_1);</text:p>
      <text:p text:style-name="Standard"><text:s text:c="12"/>DataSet ds_1 = new DataSet();</text:p>
      <text:p text:style-name="Standard"><text:s text:c="12"/>adap_Personali.Fill(ds_1, "Personali");</text:p>
      <text:p text:style-name="Standard"><text:s text:c="12"/>//</text:p>
      <text:p text:style-name="Standard"><text:s text:c="12"/>DataColumn[] keys = new DataColumn[1];</text:p>
      <text:p text:style-name="Standard"><text:s text:c="12"/>keys[0] = ds_1.Tables["Personali"].Columns["personaliID"];</text:p>
      <text:p text:style-name="Standard"><text:s text:c="12"/>ds_1.Tables["Personali"].PrimaryKey = keys;</text:p>
      <text:p text:style-name="Standard"><text:s text:c="12"/>//</text:p>
      <text:p text:style-name="Standard"><text:s text:c="12"/>DataRow findRow = ds_1.Tables["Personali"].Rows.Find(find_key);</text:p>
      <text:p text:style-name="Standard"><text:s text:c="12"/>if (findRow != null)</text:p>
      <text:p text:style-name="Standard"><text:s text:c="12"/>{</text:p>
      <text:p text:style-name="Standard"><text:soft-page-break/><text:s text:c="16"/>label1.Text = "სტრიქონი მოიძებნა: " + findRow["gvari"] + " " + findRow["xelfasi"].ToString();</text:p>
      <text:p text:style-name="Standard"><text:s text:c="12"/>}</text:p>
      <text:p text:style-name="Standard"><text:s text:c="12"/>else label1.Text = "სტრიქონი ვერ მოიძებნა";</text:p>
      <text:p text:style-name="Standard"><text:s text:c="12"/>//</text:p>
      <text:p text:style-name="Standard"><text:s text:c="12"/>conn_Shekveta_1.Close();</text:p>
      <text:p text:style-name="Standard"><text:s text:c="8"/>}</text:p>
      <text:p text:style-name="Standard"/>
      <text:p text:style-name="Standard"><text:s text:c="8"/>private void button5_Click(object sender, EventArgs e)</text:p>
      <text:p text:style-name="Standard"><text:s text:c="8"/>{</text:p>
      <text:p text:style-name="Standard"><text:s text:c="12"/>int indexi;</text:p>
      <text:p text:style-name="Standard"><text:s text:c="12"/>SqlConnection conn_Shekveta_1 = new SqlConnection("server=DESKTOP-F4H9CDG;database=Shekveta;Integrated Security=true");</text:p>
      <text:p text:style-name="Standard"><text:s text:c="12"/>conn_Shekveta_1.Open();</text:p>
      <text:p text:style-name="Standard"><text:s text:c="12"/>SqlDataAdapter adap_Personali = new SqlDataAdapter("SELECT * FROM Personali", conn_Shekveta_1);</text:p>
      <text:p text:style-name="Standard"><text:s text:c="12"/>DataSet ds_1 = new DataSet();</text:p>
      <text:p text:style-name="Standard"><text:s text:c="12"/>adap_Personali.Fill(ds_1, "Personali");</text:p>
      <text:p text:style-name="Standard"><text:s text:c="12"/>//</text:p>
      <text:p text:style-name="Standard"><text:s text:c="12"/>BindingSource bind = new BindingSource(ds_1, ds_1.Tables["Personali"].ToString());</text:p>
      <text:p text:style-name="Standard"><text:s text:c="12"/>indexi = bind.Find("gvari", textBox1.Text); <text:s text:c="11"/></text:p>
      <text:p text:style-name="Standard"><text:s text:c="12"/>DataRow findRow = ds_1.Tables["Personali"].Rows[indexi];</text:p>
      <text:p text:style-name="Standard"><text:s text:c="12"/>label1.Text = "ინდექსი = " + indexi.ToString() + "\n";</text:p>
      <text:p text:style-name="Standard"><text:s text:c="12"/>label2.Text = findRow["gvari"] + " " + findRow["xelfasi"].ToString() + " ";</text:p>
      <text:p text:style-name="Standard"><text:s text:c="12"/>//</text:p>
      <text:p text:style-name="Standard"><text:s text:c="12"/>conn_Shekveta_1.Close();</text:p>
      <text:p text:style-name="Standard"><text:s text:c="8"/>}</text:p>
      <text:p text:style-name="Standard"><text:s text:c="8"/>private void button6_Click(object sender, EventArgs e)</text:p>
      <text:p text:style-name="Standard"><text:s text:c="8"/>{</text:p>
      <text:p text:style-name="Standard"><text:s text:c="12"/>// find_key ცვლადში უნდა მოვათავსოთ საძებნი მნიშვნელობა</text:p>
      <text:p text:style-name="Standard"><text:s text:c="12"/>int find_key = Convert.ToInt32(textBox1.Text);</text:p>
      <text:p text:style-name="Standard"><text:s text:c="12"/>// შეერთების ობიექტის შექმნა</text:p>
      <text:p text:style-name="Standard"><text:s text:c="12"/>SqlConnection myConnection =</text:p>
      <text:p text:style-name="Standard"><text:s text:c="12"/>new SqlConnection("server=DESKTOP-F4H9CDG; database=Shekveta; Integrated Security = True");</text:p>
      <text:p text:style-name="Standard"><text:s text:c="12"/>// შეერთების გახსნა</text:p>
      <text:p text:style-name="Standard"><text:s text:c="12"/>myConnection.Open();</text:p>
      <text:p text:style-name="Standard"><text:s text:c="12"/>// ადაპტერის შექმნა</text:p>
      <text:p text:style-name="Standard"><text:s text:c="12"/>SqlDataAdapter myAdapter = new SqlDataAdapter(</text:p>
      <text:p text:style-name="Standard"><text:s text:c="12"/>"SELECT personaliID, gvari, xelfasi, staji, tarigi_dabadebis FROM Personali", myConnection);</text:p>
      <text:p text:style-name="Standard"><text:s text:c="12"/>// SqlCommandBuilder ობიექტის შექმნა SQL ბრძანების ასაგებად</text:p>
      <text:p text:style-name="Standard"><text:s text:c="12"/>SqlCommandBuilder myBuilder = new SqlCommandBuilder(myAdapter);</text:p>
      <text:p text:style-name="Standard"><text:s text:c="12"/>// DataSet ობიექტის შექმნა ცხრილების, სტრიქონებისა და სვეტების შესანახად</text:p>
      <text:p text:style-name="Standard"><text:s text:c="12"/>DataSet myDataset = new DataSet();</text:p>
      <text:p text:style-name="Standard"><text:s text:c="12"/>// myDataset ობიექტის შევსება Personali ცხრილის სტრიქონებით</text:p>
      <text:p text:style-name="Standard"><text:s text:c="12"/>myAdapter.Fill(myDataset, "Personali");</text:p>
      <text:p text:style-name="Standard"><text:s text:c="12"/>// პირველადი გასაღების ფორმირება</text:p>
      <text:p text:style-name="Standard"><text:s text:c="12"/>DataColumn[] keys = new DataColumn[1];</text:p>
      <text:p text:style-name="Standard"><text:soft-page-break/><text:s text:c="12"/>keys[0] = myDataset.Tables["Personali"].Columns["PersonaliID"];</text:p>
      <text:p text:style-name="Standard"><text:s text:c="12"/>myDataset.Tables["Personali"].PrimaryKey = keys;</text:p>
      <text:p text:style-name="Standard"><text:s text:c="12"/>// findRow ობიექტს ენიჭება ნაპოვნი სტრიქონი</text:p>
      <text:p text:style-name="Standard"><text:s text:c="12"/>DataRow findRow = myDataset.Tables["Personali"].Rows.Find(find_key);</text:p>
      <text:p text:style-name="Standard"><text:s text:c="12"/>// მოწმდება სტრიქონის არსებობა</text:p>
      <text:p text:style-name="Standard"><text:s text:c="12"/>if (findRow != null)</text:p>
      <text:p text:style-name="Standard"><text:s text:c="12"/>{</text:p>
      <text:p text:style-name="Standard"><text:s text:c="16"/>// სტრიქონის წაშლა</text:p>
      <text:p text:style-name="Standard"><text:s text:c="16"/>findRow.Delete();</text:p>
      <text:p text:style-name="Standard"><text:s text:c="13"/></text:p>
      <text:p text:style-name="Standard"><text:s text:c="12"/>myAdapter.Update(myDataset, "Personali");</text:p>
      <text:p text:style-name="Standard"><text:s text:c="16"/>label1.Text = "სტრიქონი წაიშალა";</text:p>
      <text:p text:style-name="Standard"><text:s text:c="12"/>}</text:p>
      <text:p text:style-name="Standard"><text:s text:c="12"/>else label1.Text = "წასაშლელი სტრიქონი ვერ მოიძებნა";</text:p>
      <text:p text:style-name="Standard"><text:s text:c="12"/>// შეერთების დახურვა</text:p>
      <text:p text:style-name="Standard"><text:s text:c="12"/>myConnection.Close();</text:p>
      <text:p text:style-name="Standard"><text:s text:c="8"/>}</text:p>
      <text:p text:style-name="Standard"/>
      <text:p text:style-name="Standard"><text:s text:c="8"/></text:p>
      <text:p text:style-name="Standard"><text:s text:c="7"/></text:p>
      <text:p text:style-name="Standard"><text:s text:c="8"/></text:p>
      <text:p text:style-name="Standard"><text:s text:c="8"/></text:p>
      <text:p text:style-name="Standard"/>
      <text:p text:style-name="Standard"><text:s text:c="8"/></text:p>
      <text:p text:style-name="Standard"><text:s text:c="8"/></text:p>
      <text:p text:style-name="Standard"/>
      <text:p text:style-name="Standard"><text:s text:c="4"/>}</text:p>
      <text:p text:style-name="Standard">}</text:p>
      <text:p text:style-name="Standard"/>
      <text:p text:style-name="Standard">//იმისთვის, რომ ცხრილში მოვძებნოთ სტრიქონი საჭიროა, PrimaryKey-ს ფორმირება</text:p>
      <text:p text:style-name="Standard">//?????????????</text:p>
      <text:p text:style-name="Standard">//5. ძებნა შეასრულეთ Shemkveti ცხრილში. ეკრანზე გამოიტანეთ იმ სტრიქონის სვეტები, რომლის იდენტიფიკატორია 6.</text:p>
      <text:p text:style-name="Standard">//6. ძებნა შეასრულეთ Personali ცხრილში. ეკრანზე გამოიტანეთ იმ სტრიქონის სვეტები, რომლის იდენტიფიკატორია 4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22:47:54.275000000</meta:creation-date>
    <dc:date>2023-04-09T22:48:07.999000000</dc:date>
    <meta:editing-duration>PT14S</meta:editing-duration>
    <meta:editing-cycles>1</meta:editing-cycles>
    <meta:document-statistic meta:table-count="0" meta:image-count="0" meta:object-count="0" meta:page-count="6" meta:paragraph-count="226" meta:word-count="813" meta:character-count="11381" meta:non-whitespace-character-count="8370"/>
    <meta:generator>LibreOffice/7.5.1.2$Windows_X86_64 LibreOffice_project/fcbaee479e84c6cd81291587d2ee68cba099e129</meta:generator>
  </office:meta>
</office:document-meta>
</file>